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Roboto" svg:font-family="Roboto, Arial, sans-serif"/>
    <style:font-face style:name="q serif" svg:font-family="'q serif', Georgia, Times, 'Times New Roman', 'Hiragino Kaku Gothic Pro', Meiryo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font-size="12pt" officeooo:paragraph-rsid="0010733d" style:font-size-asian="12pt" style:font-size-complex="12pt"/>
    </style:style>
    <style:style style:name="P2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font-variant="normal" fo:text-transform="none" fo:color="#333333" style:font-name="Roboto" fo:font-size="12pt" fo:letter-spacing="normal" fo:font-style="normal" fo:font-weight="normal" officeooo:paragraph-rsid="0011d9ce" style:font-size-asian="12pt" style:font-size-complex="12pt"/>
    </style:style>
    <style:style style:name="P3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style:font-name="Arial1" fo:font-size="12pt" officeooo:paragraph-rsid="000fe759" style:font-size-asian="12pt" style:font-size-complex="12pt"/>
    </style:style>
    <style:style style:name="P4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font-size="12pt" officeooo:paragraph-rsid="0010733d" style:font-size-asian="12pt" style:font-size-complex="12pt"/>
    </style:style>
    <style:style style:name="P5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style:font-name="Arial" fo:font-size="12pt" fo:font-style="normal" fo:font-weight="normal" officeooo:paragraph-rsid="0011d9ce" fo:background-color="transparent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style:font-name="Arial" fo:font-size="12pt" fo:font-style="normal" fo:font-weight="normal" officeooo:paragraph-rsid="0011d9ce" fo:background-color="#ffff0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style:font-name="Arial" fo:font-size="12pt" fo:font-style="normal" fo:font-weight="normal" officeooo:paragraph-rsid="0010733d" style:font-size-asian="12pt" style:font-style-asian="normal" style:font-weight-asian="normal" style:font-size-complex="12pt"/>
    </style:style>
    <style:style style:name="P8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officeooo:paragraph-rsid="00142539"/>
    </style:style>
    <style:style style:name="P9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style:font-name="Arial1" officeooo:rsid="0014bdc8" officeooo:paragraph-rsid="0014bdc8"/>
    </style:style>
    <style:style style:name="P10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officeooo:paragraph-rsid="001c971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111111" style:font-name="Arial1" fo:font-size="12pt" officeooo:paragraph-rsid="00204e7f" style:font-size-asian="12pt" style:font-size-complex="12pt"/>
    </style:style>
    <style:style style:name="P12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111111" style:font-name="Arial1" fo:font-size="12pt" officeooo:paragraph-rsid="00142539" style:font-size-asian="12pt" style:font-size-complex="12pt"/>
    </style:style>
    <style:style style:name="P13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111111" style:font-name="Arial1" fo:font-size="12pt" officeooo:paragraph-rsid="00223ebe" style:font-size-asian="12pt" style:font-size-complex="12pt"/>
    </style:style>
    <style:style style:name="P14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111111" style:font-name="Arial1" fo:font-size="12pt" style:font-size-asian="12pt" style:font-size-complex="12pt"/>
    </style:style>
    <style:style style:name="P15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111111" style:font-name="Arial1" fo:font-size="12pt" officeooo:rsid="00204e7f" officeooo:paragraph-rsid="00213307" style:font-size-asian="12pt" style:font-size-complex="12pt"/>
    </style:style>
    <style:style style:name="P16" style:family="paragraph" style:parent-style-name="Standard">
      <style:paragraph-properties fo:margin-left="-0.801cm" fo:margin-right="0cm" fo:line-height="115%" fo:orphans="2" fo:widows="2" fo:text-indent="0cm" style:auto-text-indent="false"/>
      <style:text-properties officeooo:rsid="00204e7f" officeooo:paragraph-rsid="00204e7f"/>
    </style:style>
    <style:style style:name="P17" style:family="paragraph" style:parent-style-name="Text_20_body">
      <style:paragraph-properties fo:margin-left="-0.801cm" fo:margin-right="0cm" fo:line-height="115%" fo:text-align="start" style:justify-single-word="false" fo:orphans="2" fo:widows="2" fo:text-indent="0cm" style:auto-text-indent="false"/>
      <style:text-properties style:font-name="Arial1" officeooo:paragraph-rsid="001c9715"/>
    </style:style>
    <style:style style:name="P18" style:family="paragraph" style:parent-style-name="Text_20_body" style:list-style-name="L47">
      <style:paragraph-properties fo:line-height="115%" fo:text-align="start" style:justify-single-word="false" fo:orphans="2" fo:widows="2"/>
      <style:text-properties style:font-name="Arial1" fo:font-size="12pt" officeooo:paragraph-rsid="001c9715" style:font-size-asian="12pt" style:font-size-complex="12pt"/>
    </style:style>
    <style:style style:name="P19" style:family="paragraph" style:parent-style-name="Text_20_body" style:list-style-name="L47">
      <style:paragraph-properties fo:line-height="115%" fo:text-align="start" style:justify-single-word="false" fo:orphans="2" fo:widows="2"/>
      <style:text-properties style:font-name="Arial1" officeooo:paragraph-rsid="001c9715"/>
    </style:style>
    <style:style style:name="P20" style:family="paragraph" style:parent-style-name="Text_20_body" style:list-style-name="L47">
      <style:paragraph-properties fo:line-height="115%" fo:text-align="start" style:justify-single-word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1c9715" style:text-blinking="fals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47">
      <style:paragraph-properties fo:line-height="115%"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1c9715" style:font-size-asian="12pt" style:font-style-asian="normal" style:font-size-complex="12pt" style:font-style-complex="normal"/>
    </style:style>
    <style:style style:name="P22" style:family="paragraph" style:parent-style-name="Text_20_body">
      <style:paragraph-properties fo:margin-left="-0.801cm" fo:margin-right="0cm" fo:line-height="115%" fo:text-align="start" style:justify-single-word="false" fo:orphans="2" fo:widows="2" fo:text-indent="0cm" style:auto-text-indent="false"/>
      <style:text-properties style:font-name="Arial1" officeooo:paragraph-rsid="0024e0e3"/>
    </style:style>
    <style:style style:name="P23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style:font-name="Arial1" fo:font-size="12pt" officeooo:rsid="0015f9e4" officeooo:paragraph-rsid="0015f9e4" fo:background-color="transparent" style:font-size-asian="12pt" style:font-size-complex="12pt"/>
    </style:style>
    <style:style style:name="P24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111111" style:font-name="Arial1" fo:font-size="12pt" officeooo:paragraph-rsid="0015f9e4" style:font-size-asian="12pt" style:font-size-complex="12pt"/>
    </style:style>
    <style:style style:name="P25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111111" style:font-name="Arial1" fo:font-size="12pt" officeooo:paragraph-rsid="0024e0e3" style:font-size-asian="12pt" style:font-size-complex="12pt"/>
    </style:style>
    <style:style style:name="P26" style:family="paragraph" style:parent-style-name="Standard" style:master-page-name="">
      <style:paragraph-properties fo:margin-left="-0.801cm" fo:margin-right="0cm" fo:line-height="115%" fo:text-align="start" style:justify-single-word="false" fo:orphans="2" fo:widows="2" fo:text-indent="0cm" style:auto-text-indent="false" style:page-number="auto"/>
      <style:text-properties style:font-name="Arial1" officeooo:paragraph-rsid="0024e0e3"/>
    </style:style>
    <style:style style:name="P27" style:family="paragraph">
      <style:text-properties style:font-name="Arial1"/>
    </style:style>
    <style:style style:name="T1" style:family="text">
      <style:text-properties fo:font-variant="normal" fo:text-transform="none" fo:color="#333333" style:font-name="Roboto" fo:letter-spacing="normal" fo:font-style="normal" fo:font-weight="normal"/>
    </style:style>
    <style:style style:name="T2" style:family="text">
      <style:text-properties fo:font-variant="normal" fo:text-transform="none" fo:color="#333333" style:font-name="Roboto" fo:letter-spacing="normal" fo:font-style="normal" fo:font-weight="normal" fo:background-color="#dddddd" loext:char-shading-value="0"/>
    </style:style>
    <style:style style:name="T3" style:family="text">
      <style:text-properties fo:font-variant="normal" fo:text-transform="none" fo:color="#333333" style:font-name="Roboto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709f6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10" style:family="text">
      <style:text-properties fo:font-variant="normal" fo:text-transform="none" fo:color="#000000" fo:letter-spacing="normal" fo:font-style="normal" style:text-underline-style="none" fo:font-weight="normal" style:font-style-asian="normal" style:font-style-complex="normal"/>
    </style:style>
    <style:style style:name="T11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officeooo:rsid="00270178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27017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1709f6" style:font-size-asian="12pt" style:font-size-complex="12pt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18152d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270178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142539" fo:background-color="#dddddd" loext:char-shading-value="0" style:font-style-asian="normal" style:font-weight-asian="normal"/>
    </style:style>
    <style:style style:name="T22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23" style:family="text">
      <style:text-properties fo:font-variant="normal" fo:text-transform="none" fo:letter-spacing="normal" fo:font-style="normal" fo:font-weight="normal" officeooo:rsid="00142539" fo:background-color="transparent" loext:char-shading-value="0" style:font-style-asian="normal" style:font-weight-asian="normal"/>
    </style:style>
    <style:style style:name="T24" style:family="text">
      <style:text-properties fo:font-variant="normal" fo:text-transform="none" fo:letter-spacing="normal" fo:font-style="normal" fo:font-weight="normal" officeooo:rsid="00223ebe" fo:background-color="transparent" loext:char-shading-value="0" style:font-style-asian="normal" style:font-weight-asian="normal"/>
    </style:style>
    <style:style style:name="T25" style:family="text">
      <style:text-properties fo:font-variant="normal" fo:text-transform="none" fo:letter-spacing="normal" fo:font-style="normal" fo:font-weight="normal" officeooo:rsid="00204e7f" fo:background-color="transparent" loext:char-shading-value="0"/>
    </style:style>
    <style:style style:name="T2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font-style="normal" fo:font-weight="normal" officeooo:rsid="00213307"/>
    </style:style>
    <style:style style:name="T28" style:family="text">
      <style:text-properties fo:font-variant="normal" fo:text-transform="none" fo:letter-spacing="normal" fo:font-style="normal" fo:font-weight="normal" officeooo:rsid="0024e0e3"/>
    </style:style>
    <style:style style:name="T29" style:family="text">
      <style:text-properties fo:font-style="normal" fo:font-weight="normal" fo:background-color="#dddddd" loext:char-shading-value="0" style:font-style-asian="normal" style:font-weight-asian="normal"/>
    </style:style>
    <style:style style:name="T30" style:family="text">
      <style:text-properties fo:font-style="normal" fo:font-weight="normal" officeooo:rsid="00142539" fo:background-color="#dddddd" loext:char-shading-value="0" style:font-style-asian="normal" style:font-weight-asian="normal"/>
    </style:style>
    <style:style style:name="T31" style:family="text">
      <style:text-properties fo:font-style="normal" fo:font-weight="normal" officeooo:rsid="001e5dec" fo:background-color="#dddddd" loext:char-shading-value="0" style:font-style-asian="normal" style:font-weight-asian="normal"/>
    </style:style>
    <style:style style:name="T32" style:family="text">
      <style:text-properties fo:font-style="normal" fo:font-weight="normal" officeooo:rsid="00204e7f" fo:background-color="#dddddd" loext:char-shading-value="0" style:font-style-asian="normal" style:font-weight-asian="normal"/>
    </style:style>
    <style:style style:name="T33" style:family="text">
      <style:text-properties fo:font-style="normal" fo:font-weight="normal" officeooo:rsid="00141786" fo:background-color="#dddddd" loext:char-shading-value="0" style:font-style-asian="normal" style:font-weight-asian="normal"/>
    </style:style>
    <style:style style:name="T34" style:family="text">
      <style:text-properties fo:font-style="normal" fo:font-weight="normal" fo:background-color="transparent" loext:char-shading-value="0" style:font-style-asian="normal" style:font-weight-asian="normal"/>
    </style:style>
    <style:style style:name="T35" style:family="text">
      <style:text-properties fo:color="#000000" style:text-line-through-style="none" style:text-line-through-type="none" fo:font-size="12pt" fo:letter-spacing="normal" fo:font-style="italic" style:text-underline-style="none" fo:font-weight="normal" style:text-blinking="false" style:font-size-asian="12pt" style:font-size-complex="12pt"/>
    </style:style>
    <style:style style:name="T36" style:family="text">
      <style:text-properties fo:color="#000000" fo:font-size="12pt" fo:letter-spacing="normal" fo:font-style="italic" fo:font-weight="normal" style:font-size-asian="12pt" style:font-size-complex="12pt"/>
    </style:style>
    <style:style style:name="T37" style:family="text">
      <style:text-properties fo:font-size="12pt" fo:background-color="transparent" loext:char-shading-value="0" style:font-size-asian="12pt" style:font-size-complex="12pt"/>
    </style:style>
    <style:style style:name="T38" style:family="text">
      <style:text-properties fo:font-size="12pt" officeooo:rsid="0015f9e4" fo:background-color="transparent" loext:char-shading-value="0" style:font-size-asian="12pt" style:font-size-complex="12pt"/>
    </style:style>
    <style:style style:name="T39" style:family="text">
      <style:text-properties fo:font-size="12pt" officeooo:rsid="0019af4c" fo:background-color="transparent" loext:char-shading-value="0" style:font-size-asian="12pt" style:font-size-complex="12pt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213307"/>
    </style:style>
    <style:style style:name="T42" style:family="text">
      <style:text-properties style:font-name="Arial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69cm" fo:text-indent="-0.635cm" fo:margin-left="0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4cm" fo:text-indent="-0.635cm" fo:margin-left="1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3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style-name="gr1" draw:text-style-name="P27" svg:width="10.445cm" svg:height="23.522cm" svg:x="8.558cm" svg:y="0.065cm"><draw:text-box><text:p><text:span text:style-name="T42">Quando era solo una ragazzina</text:span></text:p><text:p><text:span text:style-name="T42">Si aspettava il mondo</text:span></text:p><text:p><text:span text:style-name="T42">Ma siccome le sfuggì di mano</text:span></text:p><text:p><text:span text:style-name="T42">Lei scappava nel suo sonno</text:span></text:p><text:p><text:span text:style-name="T42">E sognava il</text:span></text:p><text:p><text:span text:style-name="T42">Para-para-paradiso, </text:span></text:p><text:p><text:span text:style-name="T42">Para-para-paradiso, </text:span></text:p><text:p><text:span text:style-name="T42">Para-para-paradiso</text:span></text:p><text:p><text:span text:style-name="T42">ogni volta che chiudeva gli occhi</text:span></text:p><text:p><text:span text:style-name="T42"/></text:p><text:p><text:span text:style-name="T42">Quando era solo una ragazzina</text:span></text:p><text:p><text:span text:style-name="T42">Si aspettava il mondo</text:span></text:p><text:p><text:span text:style-name="T42">Ma volò via dalla sua portata</text:span></text:p><text:p><text:span text:style-name="T42">E prendeva i proiettili con i suoi denti</text:span></text:p><text:p><text:span text:style-name="T42">La vita va avanti, diventa così pesante</text:span></text:p><text:p><text:span text:style-name="T42">La ruota spezza la farfalla</text:span></text:p><text:p><text:span text:style-name="T42">Ogni lacrima è una cascata</text:span></text:p><text:p><text:span text:style-name="T42">Nella notte la tempestosa notte lei chiuderà i suoi occhi</text:span></text:p><text:p><text:span text:style-name="T42">Nella notte la tempestosa notte lei volava via</text:span></text:p><text:p><text:span text:style-name="T42"/></text:p><text:p><text:span text:style-name="T42">e sogna del</text:span></text:p><text:p><text:span text:style-name="T42">Para-para-paradiso</text:span></text:p><text:p><text:span text:style-name="T42">Para-para-paradiso</text:span></text:p><text:p><text:span text:style-name="T42">Para-para-paradiso</text:span></text:p><text:p><text:span text:style-name="T42">Oh oh oh oh oh oh-oh-oh</text:span></text:p><text:p><text:span text:style-name="T42">Sognerà del</text:span></text:p><text:p><text:span text:style-name="T42">Para-para-paradiso</text:span></text:p><text:p><text:span text:style-name="T42">Para-para-paradiso</text:span></text:p><text:p><text:span text:style-name="T42">Para-para-paradiso</text:span></text:p><text:p><text:span text:style-name="T42">Oh oh oh oh oh oh-oh-oh-oh</text:span></text:p><text:p><text:span text:style-name="T42"/></text:p><text:p><text:span text:style-name="T42">lalalalalalalalalalala</text:span></text:p><text:p><text:span text:style-name="T42">E così distesa sotto quei cieli tempestosi</text:span></text:p><text:p><text:span text:style-name="T42">Lei dirà, "oh, ohohohoh so che il sole sicuramente sorgerà"</text:span></text:p><text:p><text:span text:style-name="T42"/></text:p><text:p><text:span text:style-name="T42">Potrebbe essere il</text:span></text:p><text:p><text:span text:style-name="T42">Para-para-paradiso</text:span></text:p><text:p><text:span text:style-name="T42">Para-para-paradiso</text:span></text:p><text:p><text:span text:style-name="T42">Para-para-paradiso</text:span></text:p><text:p><text:span text:style-name="T42">Oh oh oh oh oh oh-oh-oh</text:span></text:p><text:p><text:span text:style-name="T42">Potrebbe essere il</text:span></text:p><text:p><text:span text:style-name="T42">Para-para-paradiso</text:span></text:p><text:p><text:span text:style-name="T42">Para-para-paradiso</text:span></text:p><text:p><text:span text:style-name="T42">Potrebbe essere il</text:span></text:p><text:p><text:span text:style-name="T42">Para-para-paradiso</text:span></text:p><text:p><text:span text:style-name="T42">Oh oh oh oh oh oh-oh-oh-oh</text:span></text:p></draw:text-box></draw:frame><text:span text:style-name="T1">When she was just a girl a</text:span><text:line-break/><text:span text:style-name="T1">She expected the world</text:span><text:line-break/><text:span text:style-name="T1">But it flew away from her reach so </text:span><text:line-break/><text:span text:style-name="T1">She ran away in her sleep</text:span><text:line-break/><text:span text:style-name="T1">and dreamed of</text:span><text:line-break/><text:span text:style-name="T1">Para-para-paradise, </text:span></text:p>
      <text:p text:style-name="P2">Para-para-paradise, </text:p>
      <text:p text:style-name="P1"><text:span text:style-name="T1">Para-para-paradise</text:span><text:line-break/><text:span text:style-name="T1">Every time she closed her eyes</text:span><text:line-break/><text:line-break/><text:span text:style-name="T1">When she was just a girl</text:span><text:line-break/><text:span text:style-name="T1">She expected the world</text:span><text:line-break/><text:span text:style-name="T2">But it flew away from her reach </text:span><text:line-break/><text:span text:style-name="T2">and the bullets catch in her teeth</text:span><text:line-break/><text:span text:style-name="T1">Life goes on, it gets so heavy</text:span><text:line-break/><text:span text:style-name="T2">The wheel breaks the butterfly</text:span><text:line-break/><text:span text:style-name="T1">Every tear a waterfall</text:span><text:line-break/><text:span text:style-name="T1">In the night the stormy night she'll close her eyes</text:span><text:line-break/><text:span text:style-name="T1">In the night the stormy night away she'd fly</text:span><text:line-break/><text:line-break/><text:span text:style-name="T1">and dreams of</text:span><text:line-break/><text:span text:style-name="T1">Para-para-paradise</text:span><text:line-break/><text:span text:style-name="T1">Para-para-paradise</text:span><text:line-break/><text:span text:style-name="T1">Para-para-paradise</text:span><text:line-break/><text:span text:style-name="T1">Oh oh oh oh oh oh-oh-oh</text:span><text:line-break/><text:span text:style-name="T1">She'd dream of</text:span><text:line-break/><text:span text:style-name="T1">Para-para-paradise</text:span><text:line-break/><text:span text:style-name="T1">Para-para-paradise</text:span><text:line-break/><text:span text:style-name="T1">Para-para-paradise</text:span><text:line-break/><text:span text:style-name="T1">Oh oh oh oh oh oh-oh-oh-oh</text:span><text:line-break/><text:line-break/><text:span text:style-name="T1">lalalalalalalalalalala</text:span><text:line-break/><text:span text:style-name="T3">And so lying underneath t</text:span><text:span text:style-name="T1">hose stormy skies</text:span><text:line-break/><text:span text:style-name="T1">She'd say, "oh, ohohohoh</text:span></text:p>
      <text:p text:style-name="P1"><text:span text:style-name="T1">I know the sun must set to rise"</text:span><text:line-break/><text:line-break/><text:span text:style-name="T1">This could be</text:span><text:line-break/><text:span text:style-name="T1">Para-para-paradise</text:span><text:line-break/><text:span text:style-name="T1">Para-para-paradise</text:span><text:line-break/><text:span text:style-name="T1">Para-para-paradise</text:span><text:line-break/><text:span text:style-name="T1">Oh oh oh oh oh oh-oh-oh</text:span><text:line-break/><text:span text:style-name="T1">This could be</text:span><text:line-break/><text:span text:style-name="T1">Para-para-paradise</text:span><text:line-break/><text:span text:style-name="T1">Para-para-paradise</text:span><text:line-break/><text:span text:style-name="T1">This could be</text:span><text:line-break/><text:span text:style-name="T1">Para-para-paradise</text:span><text:line-break/><text:span text:style-name="T1">Oh oh oh oh oh oh-oh-oh-oh</text:span> </text:p>
      <text:p text:style-name="P4"/>
      <text:p text:style-name="P4"/>
      <text:p text:style-name="P4"/>
      <text:p text:style-name="P4"/>
      <text:p text:style-name="P4"/>
      <text:p text:style-name="P11"><text:soft-page-break/><text:span text:style-name="T30">1°</text:span><text:span text:style-name="T29"> sfugg</text:span><text:span text:style-name="T31">ire di mano</text:span><text:span text:style-name="T29"> </text:span></text:p>
      <text:p text:style-name="P11"><text:span text:style-name="T30">2° </text:span><text:span text:style-name="T21">decide to do something difficult or unpleasant that one has been putting off.</text:span></text:p>
      <text:p text:style-name="P11"><text:span text:style-name="T23"><text:s text:c="4"/></text:span><text:span text:style-name="T22">Decidere di fare qualcosa di difficile o spiacevole che </text:span><text:span text:style-name="T25">uno sta rimandando.</text:span></text:p>
      <text:p text:style-name="P11"><text:span text:style-name="T30">3° </text:span><text:span text:style-name="T32">T</text:span><text:span text:style-name="T33">he time leave heavy </text:span><text:span text:style-name="T32">mark</text:span><text:span text:style-name="T30">s</text:span><text:span text:style-name="T34"> <text:s text:c="3"/></text:span></text:p>
      <text:p text:style-name="P13"><text:span text:style-name="T23"><text:s text:c="4"/></text:span><text:span text:style-name="T24">this metaphor</text:span><text:span text:style-name="T40"> </text:span></text:p>
      <text:p text:style-name="P12"/>
      <text:p text:style-name="P9"><text:span text:style-name="T39">I</text:span><text:span text:style-name="T37"> like this song because when I listen it for the first time I was with my friend for the first time at my tree house. </text:span><text:span text:style-name="T38">I </text:span><text:span text:style-name="T39">eat</text:span><text:span text:style-name="T38"> a pizza with they and then I listen</text:span><text:span text:style-name="T39">ed</text:span><text:span text:style-name="T38"> this song, when I listen it I always remeber that night with my friends.</text:span></text:p>
      <text:p text:style-name="P23">It is also catchy.</text:p>
      <text:p text:style-name="P24"/>
      <text:p text:style-name="P26"><text:span text:style-name="T38">The Colplay plays that song, they are a </text:span><text:span text:style-name="T15">British </text:span><text:span text:style-name="T7">rock</text:span><text:span text:style-name="T11"> </text:span><text:span text:style-name="T15">band formed in 1996 </text:span><text:span text:style-name="T16">by</text:span><text:span text:style-name="T15"> </text:span><text:span text:style-name="T16">Chris Marti</text:span><text:span text:style-name="T18">n and </text:span><text:span text:style-name="T17">Jonny Buckland</text:span><text:span text:style-name="T7"> </text:span><text:span text:style-name="T15">.</text:span><text:span text:style-name="T11"> </text:span><text:span text:style-name="T15">After they formed, </text:span><text:span text:style-name="T7">Guy Berryman</text:span><text:span text:style-name="T11"> </text:span><text:span text:style-name="T12">and </text:span><text:span text:style-name="T7">Will Champion</text:span><text:span text:style-name="T11"> </text:span><text:span text:style-name="T15">joined the group and they changed their name to Starfish.</text:span><text:span text:style-name="T11"> </text:span><text:span text:style-name="T15">The band renamed "Coldplay" in 1998,</text:span><text:span text:style-name="T11"> </text:span><text:span text:style-name="T15">before recording and releasing three </text:span><text:span text:style-name="T17">album</text:span><text:span text:style-name="T15">s: </text:span><text:span text:style-name="T35">Safety</text:span><text:span text:style-name="T15">. </text:span><text:span text:style-name="T36">The Blue Room</text:span><text:span text:style-name="T11"> </text:span><text:span text:style-name="T15">was their first release on a major label.</text:span></text:p>
      <text:p text:style-name="P22"><text:span text:style-name="T13">Coldplay achieved worldwide fame with the release of the single “Yellow” in 2000 </text:span><text:span text:style-name="T14">and then they release another seven albums</text:span></text:p>
      <text:p text:style-name="P25"><text:span text:style-name="T26">Coldplay have </text:span><text:span text:style-name="T4">won 62 awards from 209 nominations</text:span><text:span text:style-name="T26"> throughout their career, including nine </text:span><text:span text:style-name="T4">Brit Awards, </text:span><text:span text:style-name="T26">five </text:span><text:span text:style-name="T4">MTV Video Music Awards</text:span><text:span text:style-name="T26"> and </text:span><text:span text:style-name="T4">seven Grammy Awards</text:span><text:span text:style-name="T26"> from 31 nominations. They have sold more than 90 million records worldwide, making them one of the </text:span><text:span text:style-name="T4">world's bestselling music artists</text:span><text:span text:style-name="T26">. In December 2009, </text:span><text:span text:style-name="T4">Rolling Stone</text:span><text:span text:style-name="T26"> readers voted the group the fourth-best artist of the 2000s. Coldplay have supported various social and political causes, such as </text:span><text:span text:style-name="T4">Oxfam</text:span><text:span text:style-name="T26">'s </text:span><text:span text:style-name="T4">Make Trade Fair</text:span><text:span text:style-name="T26"> campaign and </text:span><text:span text:style-name="T4">Amnesty International</text:span><text:span text:style-name="T26">. </text:span></text:p>
      <text:p text:style-name="P14"/>
      <text:p text:style-name="P15">The song talk about <text:span text:style-name="T41">young girl that “</text:span><text:span text:style-name="T27">expected the world”. It mea</text:span><text:span text:style-name="T28">n</text:span><text:span text:style-name="T27">s that this girl, when she was young, dreamt about <text:s/></text:span><text:span text:style-name="T20">getting so many things. However, </text:span><text:span text:style-name="T27">if</text:span><text:span text:style-name="T20"> you grow you realize that </text:span><text:span text:style-name="T27">you can't get</text:span><text:span text:style-name="T20"> everything.</text:span></text:p>
      <text:p text:style-name="P15"><text:span text:style-name="T27">The “paradise” is the perfect place where</text:span><text:span text:style-name="T20"> <text:s/></text:span><text:span text:style-name="T27">you can get everything.</text:span></text:p>
      <text:p text:style-name="P16"/>
      <text:p text:style-name="P8"/>
      <text:p text:style-name="P5"/>
      <text:p text:style-name="P6"/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Roboto" svg:font-family="Roboto, Arial, sans-serif"/>
    <style:font-face style:name="q serif" svg:font-family="'q serif', Georgia, Times, 'Times New Roman', 'Hiragino Kaku Gothic Pro', Meiryo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46:19.445000000</meta:creation-date>
    <dc:date>2017-10-17T17:06:03.958000000</dc:date>
    <meta:editing-duration>PT4H41M55S</meta:editing-duration>
    <meta:editing-cycles>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16" meta:word-count="467" meta:character-count="2792" meta:non-whitespace-character-count="2315"/>
  </office:meta>
</office:document-meta>
</file>